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4">-Tree Data structure used to represent/partition space</text:p>
      <text:p text:style-name="P4"/>
      <text:p text:style-name="P4">-root will represent the entire space</text:p>
      <text:p text:style-name="P4"/>
      <text:p text:style-name="P3"><text:span text:style-name="T4">-In general – each node will have a maximum of 4 children </text:span></text:p>
      <text:p text:style-name="P3"><text:span text:style-name="T4"/></text:p>
      <text:p text:style-name="P3"><text:span text:style-name="T4">-General process – split sub-areas into 4 recursively</text:span></text:p>
      <text:p text:style-name="P3"><text:span text:style-name="T4"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/text:p>
      <text:p text:style-name="Standard"><text:span text:style-name="T3"/></text:p>
      <text:p text:style-name="Standard"><text:span text:style-name="T3"><text:tab/><text:tab/><text:tab/>Region Quad Tree</text:span></text:p>
      <text:p text:style-name="Standard"><text:span text:style-name="T3"/></text:p>
      <text:p text:style-name="P4">-In region quad tree every node is has either 4 children or no children (a leaf)</text:p>
      <text:p text:style-name="P4"/>
      <text:p text:style-name="P4">-Region quad tree is a type of trie – structure is independent of the values – allows us to label nodes very easily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Standard"><text:span text:style-name="T2"/></text:p>
      <text:p text:style-name="P4">-Can be used to represent an image where the length and width must be powers of two</text:p>
      <text:p text:style-name="P4">-root is entire image</text:p>
      <text:p text:style-name="P4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00:53:22.67</dc:date>
    <dc:creator>Alan Solitar</dc:creator>
    <meta:editing-duration>PT2H47M51S</meta:editing-duration>
    <meta:editing-cycles>44</meta:editing-cycles>
    <meta:generator>OpenOffice/4.1.1$Win32 OpenOffice.org_project/411m6$Build-9775</meta:generator>
    <meta:document-statistic meta:table-count="0" meta:image-count="0" meta:object-count="0" meta:page-count="5" meta:paragraph-count="34" meta:word-count="286" meta:character-count="1590"/>
  </office:meta>
</office:document-meta>
</file>